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2277BB35F7B20AB4F96.png" manifest:media-type="image/png"/>
  <manifest:file-entry manifest:full-path="Pictures/1000000000000191000002358C49F7B5ED7F3F85.png" manifest:media-type="image/png"/>
  <manifest:file-entry manifest:full-path="Pictures/1000000000000404000002C6BE7169C63661841E.png" manifest:media-type="image/png"/>
  <manifest:file-entry manifest:full-path="Pictures/100000000000018F000002285D5AD3E993EE5A51.png" manifest:media-type="image/png"/>
  <manifest:file-entry manifest:full-path="Pictures/10000000000001960000023276A8F79005C8CC6C.png" manifest:media-type="image/png"/>
  <manifest:file-entry manifest:full-path="Pictures/100000000000044F0000026C6C567FE88C72D5A9.png" manifest:media-type="image/png"/>
  <manifest:file-entry manifest:full-path="Pictures/100000000000054C0000031F55B4916F07E9ECD3.png" manifest:media-type="image/png"/>
  <manifest:file-entry manifest:full-path="Pictures/1000000000000484000002178B682F3BC8AB836B.png" manifest:media-type="image/png"/>
  <manifest:file-entry manifest:full-path="Pictures/100000000000019700000238E870F3AECD98C442.png" manifest:media-type="image/png"/>
  <manifest:file-entry manifest:full-path="Pictures/100000000000059B000002DAAE8A20D40D8146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ea8a" officeooo:paragraph-rsid="0019ea8a" style:font-size-asian="16pt" style:font-size-complex="16pt"/>
    </style:style>
    <style:style style:name="P2" style:family="paragraph" style:parent-style-name="Standard">
      <style:text-properties fo:font-size="16pt" officeooo:rsid="001aaba2" officeooo:paragraph-rsid="001aaba2" style:font-size-asian="16pt" style:font-size-complex="16pt"/>
    </style:style>
    <style:style style:name="P3" style:family="paragraph" style:parent-style-name="Standard">
      <style:text-properties fo:font-size="16pt" officeooo:rsid="001aadfd" officeooo:paragraph-rsid="001aadfd" style:font-size-asian="16pt" style:font-size-complex="16pt"/>
    </style:style>
    <style:style style:name="P4" style:family="paragraph" style:parent-style-name="Standard">
      <style:text-properties fo:font-size="16pt" officeooo:rsid="001b72d5" officeooo:paragraph-rsid="001b72d5" style:font-size-asian="16pt" style:font-size-complex="16pt"/>
    </style:style>
    <style:style style:name="P5" style:family="paragraph" style:parent-style-name="Standard">
      <style:text-properties officeooo:paragraph-rsid="001aa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Area</text:p>
      <text:p text:style-name="P1"/>
      <text:p text:style-name="P1"><draw:frame draw:style-name="fr3" draw:name="Image7" text:anchor-type="char" svg:width="17cm" svg:height="8.647cm" draw:z-index="4"><draw:image xlink:href="Pictures/100000000000059B000002DAAE8A20D40D8146C5.png" xlink:type="simple" xlink:show="embed" xlink:actuate="onLoad" draw:mime-type="image/png"/></draw:frame></text:p>
      <text:p text:style-name="P1"><draw:frame draw:style-name="fr2" draw:name="Image8" text:anchor-type="char" svg:width="10.769cm" svg:height="15.028cm" draw:z-index="5"><draw:image xlink:href="Pictures/100000000000019700000238E870F3AECD98C4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ore Ground</text:p>
      <text:p text:style-name="P3"><draw:frame draw:style-name="fr3" draw:name="Image9" text:anchor-type="char" svg:width="17cm" svg:height="10.017cm" draw:z-index="6"><draw:image xlink:href="Pictures/100000000000054C0000031F55B4916F07E9ECD3.png" xlink:type="simple" xlink:show="embed" xlink:actuate="onLoad" draw:mime-type="image/png"/></draw:frame></text:p>
      <text:p text:style-name="P3"/>
      <text:p text:style-name="P3"><draw:frame draw:style-name="fr2" draw:name="Image10" text:anchor-type="char" svg:width="10.557cm" svg:height="14.605cm" draw:z-index="7"><draw:image xlink:href="Pictures/100000000000018F000002285D5AD3E993EE5A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4"><text:soft-page-break/>Core Air</text:p>
      <text:p text:style-name="P4"/>
      <text:p text:style-name="P1"><draw:frame draw:style-name="fr2" draw:name="Image11" text:anchor-type="char" svg:width="14.166cm" svg:height="9.783cm" draw:z-index="8"><draw:image xlink:href="Pictures/1000000000000404000002C6BE7169C63661841E.png" xlink:type="simple" xlink:show="embed" xlink:actuate="onLoad" draw:mime-type="image/png"/></draw:frame><draw:frame draw:style-name="fr1" draw:name="Image12" text:anchor-type="char" svg:x="3.196cm" svg:y="9.781cm" svg:width="10.61cm" svg:height="14.949cm" draw:z-index="9"><draw:image xlink:href="Pictures/1000000000000191000002358C49F7B5ED7F3F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uffer Ground</text:p>
      <text:p text:style-name="P1"><draw:frame draw:style-name="fr1" draw:name="Image1" text:anchor-type="char" svg:x="0.076cm" svg:y="0.206cm" svg:width="14.238cm" svg:height="8.07cm" draw:z-index="0"><draw:image xlink:href="Pictures/100000000000044F0000026C6C567FE88C72D5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2.353cm" svg:y="0.649cm" svg:width="11.086cm" svg:height="15.055cm" draw:z-index="1"><draw:image xlink:href="Pictures/1000000000000192000002277BB35F7B20AB4F96.png" xlink:type="simple" xlink:show="embed" xlink:actuate="onLoad" draw:mime-type="image/png"/></draw:frame></text:p>
      <text:p text:style-name="P1"/>
      <text:p text:style-name="P2"><text:soft-page-break/>Buffer Air</text:p>
      <text:p text:style-name="P2"/>
      <text:p text:style-name="P2"><draw:frame draw:style-name="fr3" draw:name="Image3" text:anchor-type="char" svg:width="17cm" svg:height="6.936cm" draw:z-index="2"><draw:image xlink:href="Pictures/1000000000000484000002178B682F3BC8AB836B.png" xlink:type="simple" xlink:show="embed" xlink:actuate="onLoad" draw:mime-type="image/png"/></draw:frame></text:p>
      <text:p text:style-name="P1"><draw:frame draw:style-name="fr1" draw:name="Image4" text:anchor-type="char" svg:x="2.436cm" svg:y="0.286cm" svg:width="10.636cm" svg:height="14.684cm" draw:z-index="3"><draw:image xlink:href="Pictures/10000000000001960000023276A8F79005C8C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2:37:29.587516051</meta:creation-date>
    <dc:date>2023-03-24T14:27:24.834180225</dc:date>
    <meta:editing-duration>PT9M13S</meta:editing-duration>
    <meta:editing-cycles>3</meta:editing-cycles>
    <meta:generator>LibreOffice/7.0.4.2$Linux_X86_64 LibreOffice_project/00$Build-2</meta:generator>
    <meta:document-statistic meta:table-count="0" meta:image-count="10" meta:object-count="0" meta:page-count="5" meta:paragraph-count="5" meta:word-count="10" meta:character-count="51" meta:non-whitespace-character-count="46"/>
  </office:meta>
</office:document-meta>
</file>